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2e9d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52e9d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ِاخْلاَص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قُلْ هُوَ </text:span><text:span text:style-name="T5">۰</text:span><text:span text:style-name="T2">للَّهُ أَحَد٘ؐ </text:span><text:span text:style-name="T3">(1)</text:span><text:span text:style-name="T2"> </text:span><text:span text:style-name="T5">۱</text:span><text:span text:style-name="T2">للَّهُ </text:span><text:span text:style-name="T5">۴</text:span><text:span text:style-name="T2">لصَّمَدُؐ </text:span><text:span text:style-name="T3">(2)</text:span><text:span text:style-name="T2"> لَمْ يَلِدْ وَلَمْ يُولَدْؐ </text:span><text:span text:style-name="T3">(3)</text:span><text:span text:style-name="T2"> وَلَمْ يَكُــن لَّهُ„ كُفُؤاٗ اَحَدٌ </text:span><text:span text:style-name="T3">(4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51:51.285173236</meta:creation-date>
    <dc:date>2025-03-03T14:51:58.187851270</dc:date>
    <meta:editing-duration>PT9S</meta:editing-duration>
    <meta:editing-cycles>1</meta:editing-cycles>
    <meta:document-statistic meta:table-count="0" meta:image-count="0" meta:object-count="0" meta:page-count="1" meta:paragraph-count="2" meta:word-count="25" meta:character-count="119" meta:non-whitespace-character-count="95"/>
    <meta:generator>LibreOffice/24.8.2.1$Linux_X86_64 LibreOffice_project/0f794b6e29741098670a3b95d60478a65d05ef13</meta:generator>
  </office:meta>
</office:document-meta>
</file>